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0.44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2"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B</text:p>
          </table:table-cell>
          <table:table-cell office:value-type="string">
            <text:p>7D</text:p>
          </table:table-cell>
          <table:table-cell office:value-type="string">
            <text:p>C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3">
            <text:p>3</text:p>
          </table:table-cell>
          <table:table-cell office:value-type="string">
            <text:p>6B</text:p>
          </table:table-cell>
          <table:table-cell office:value-type="string">
            <text:p>2A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7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A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3">
            <text:p>3</text:p>
          </table:table-cell>
          <table:table-cell office:value-type="string">
            <text:p>6B</text:p>
          </table:table-cell>
          <table:table-cell office:value-type="string">
            <text:p>2A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8</text:p>
          </table:table-cell>
          <table:table-cell office:value-type="string">
            <text:p>AA</text:p>
          </table:table-cell>
          <table:table-cell office:value-type="string">
            <text:p>9C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3">
            <text:p>3</text:p>
          </table:table-cell>
          <table:table-cell office:value-type="string">
            <text:p>6B</text:p>
          </table:table-cell>
          <table:table-cell office:value-type="string">
            <text:p>2A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A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A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3">
            <text:p>3</text:p>
          </table:table-cell>
          <table:table-cell office:value-type="string">
            <text:p>6B</text:p>
          </table:table-cell>
          <table:table-cell office:value-type="string">
            <text:p>2A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B</text:p>
          </table:table-cell>
          <table:table-cell office:value-type="string">
            <text:p>DE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3">
            <text:p>3</text:p>
          </table:table-cell>
          <table:table-cell office:value-type="string">
            <text:p>6B</text:p>
          </table:table-cell>
          <table:table-cell office:value-type="string">
            <text:p>2A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D</text:p>
          </table:table-cell>
          <table:table-cell office:value-type="float" office:value="77">
            <text:p>77</text:p>
          </table:table-cell>
          <table:table-cell office:value-type="string">
            <text:p>CA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2"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6</text:p>
          </table:table-cell>
          <table:table-cell office:value-type="string">
            <text:p>B0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table:number-columns-repeated="2"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BB</text:p>
          </table:table-cell>
          <table:table-cell office:value-type="string">
            <text:p>7D</text:p>
          </table:table-cell>
          <table:table-cell office:value-type="string">
            <text:p>C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string">
            <text:p>F2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C8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6C</text:p>
          </table:table-cell>
          <table:table-cell office:value-type="string">
            <text:p>F2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string">
            <text:p>9D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0E</text:p>
          </table:table-cell>
          <table:table-cell office:value-type="string">
            <text:p>5B</text:p>
          </table:table-cell>
          <table:table-cell office:value-type="string">
            <text:p>C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EB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string">
            <text:p>BD</text:p>
          </table:table-cell>
          <table:table-cell office:value-type="string">
            <text:p>5A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0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string">
            <text:p>0A</text:p>
          </table:table-cell>
          <table:table-cell office:value-type="string">
            <text:p>AE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A</text:p>
          </table:table-cell>
          <table:table-cell office:value-type="float" office:value="2">
            <text:p>2</text:p>
          </table:table-cell>
          <table:table-cell office:value-type="string">
            <text:p>F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B6</text:p>
          </table:table-cell>
          <table:table-cell office:value-type="float" office:value="4">
            <text:p>4</text:p>
          </table:table-cell>
          <table:table-cell office:value-type="string">
            <text:p>8E</text:p>
          </table:table-cell>
          <table:table-cell office:value-type="string">
            <text:p>6B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9">19/08/2024</text:date>, <text:time>15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8-19T15:38:15.22</dc:date>
    <meta:document-statistic meta:table-count="1" meta:cell-count="340" meta:object-count="0"/>
    <meta:generator>OpenOffice/4.1.1$Win32 OpenOffice.org_project/411m6$Build-9775</meta:generator>
  </office:meta>
</office:document-meta>
</file>